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default-cell-style-name="ce31"/>
        <table:table-column table:style-name="co1" table:default-cell-style-name="ce39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2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5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3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來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/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6"/>
          <table:table-cell office:value-type="string" calcext:value-type="string">
            <text:p>重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2:08:40.756219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6T23:34:47.871142606</dc:date>
    <meta:editing-duration>P1DT21H2M50S</meta:editing-duration>
    <meta:editing-cycles>559</meta:editing-cycles>
    <meta:generator>LibreOffice/26.2.1.2$Linux_X86_64 LibreOffice_project/620$Build-2</meta:generator>
    <meta:document-statistic meta:table-count="1" meta:cell-count="500" meta:object-count="0"/>
  </office:meta>
</office:document-meta>
</file>